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b13" officeooo:paragraph-rsid="00143b13"/>
    </style:style>
    <style:style style:name="P2" style:family="paragraph" style:parent-style-name="Standard">
      <style:text-properties officeooo:rsid="00151681" officeooo:paragraph-rsid="00151681"/>
    </style:style>
    <style:style style:name="P3" style:family="paragraph" style:parent-style-name="Standard">
      <style:text-properties officeooo:rsid="0016a847" officeooo:paragraph-rsid="0016a847"/>
    </style:style>
    <style:style style:name="P4" style:family="paragraph" style:parent-style-name="Standard">
      <style:text-properties officeooo:rsid="001b8a4e" officeooo:paragraph-rsid="001b8a4e"/>
    </style:style>
    <style:style style:name="P5" style:family="paragraph" style:parent-style-name="Standard">
      <style:text-properties officeooo:paragraph-rsid="001b8a4e"/>
    </style:style>
    <style:style style:name="P6" style:family="paragraph" style:parent-style-name="Standard">
      <style:text-properties officeooo:paragraph-rsid="001c7758"/>
    </style:style>
    <style:style style:name="P7" style:family="paragraph" style:parent-style-name="Standard">
      <style:text-properties style:font-name="Liberation Serif" officeooo:rsid="001b8a4e" officeooo:paragraph-rsid="001b8a4e"/>
    </style:style>
    <style:style style:name="P8" style:family="paragraph" style:parent-style-name="Standard">
      <style:text-properties officeooo:rsid="001e91be" officeooo:paragraph-rsid="001e91be"/>
    </style:style>
    <style:style style:name="P9" style:family="paragraph" style:parent-style-name="Preformatted_20_Text">
      <style:text-properties officeooo:rsid="0020a25f" officeooo:paragraph-rsid="0020a25f"/>
    </style:style>
    <style:style style:name="P10" style:family="paragraph" style:parent-style-name="Standard">
      <style:text-properties officeooo:rsid="0020a25f" officeooo:paragraph-rsid="0020a25f"/>
    </style:style>
    <style:style style:name="P11" style:family="paragraph" style:parent-style-name="Preformatted_20_Text">
      <style:text-properties officeooo:rsid="0020a25f" officeooo:paragraph-rsid="002d4ba2"/>
    </style:style>
    <style:style style:name="P12" style:family="paragraph" style:parent-style-name="Standard">
      <style:text-properties officeooo:rsid="002150a5" officeooo:paragraph-rsid="002150a5"/>
    </style:style>
    <style:style style:name="P13" style:family="paragraph" style:parent-style-name="Standard">
      <style:text-properties officeooo:rsid="002be78f" officeooo:paragraph-rsid="002be78f"/>
    </style:style>
    <style:style style:name="P14" style:family="paragraph" style:parent-style-name="Standard">
      <style:text-properties officeooo:rsid="0020a25f" officeooo:paragraph-rsid="0020a25f"/>
    </style:style>
    <style:style style:name="P15" style:family="paragraph" style:parent-style-name="Standard">
      <style:text-properties officeooo:rsid="003247c0" officeooo:paragraph-rsid="003247c0"/>
    </style:style>
    <style:style style:name="P1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rsid="003247c0" officeooo:paragraph-rsid="003247c0"/>
    </style:style>
    <style:style style:name="T1" style:family="text">
      <style:text-properties officeooo:rsid="00151681"/>
    </style:style>
    <style:style style:name="T2" style:family="text">
      <style:text-properties style:font-name="Liberation Serif" officeooo:rsid="001b8a4e"/>
    </style:style>
    <style:style style:name="T3" style:family="text">
      <style:text-properties officeooo:rsid="001f0782"/>
    </style:style>
    <style:style style:name="T4" style:family="text">
      <style:text-properties officeooo:rsid="00219094"/>
    </style:style>
    <style:style style:name="T5" style:family="text">
      <style:text-properties officeooo:rsid="002d4ba2"/>
    </style:style>
    <style:style style:name="T6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оздаем окружение и активируем его</text:p>
      <text:p text:style-name="P1">Conda create -n mlops python=3.10</text:p>
      <text:p text:style-name="P1">conda activate mlops</text:p>
      <text:p text:style-name="P1"/>
      <text:p text:style-name="P1">2. Устанавливаем poetry.</text:p>
      <text:p text:style-name="P1">-Заходим в рабочую директорию</text:p>
      <text:p text:style-name="P1"/>
      <text:p text:style-name="P1">-Устанавливаем poetry</text:p>
      <text:p text:style-name="P1">conda install poetry</text:p>
      <text:p text:style-name="P1"/>
      <text:p text:style-name="P1">- Отключаем создание окружений через poetry</text:p>
      <text:p text:style-name="P1">poetry config virtualenvs.create false</text:p>
      <text:p text:style-name="P1"/>
      <text:p text:style-name="P1">- <text:span text:style-name="T1">Инициализируем проект (создает файл pyproject.toml)</text:span></text:p>
      <text:p text:style-name="P2">poetry init</text:p>
      <text:p text:style-name="P2"/>
      <text:p text:style-name="P2">- Загружаем пакеты</text:p>
      <text:p text:style-name="P2">poetry add pandas scikit-learn torch</text:p>
      <text:p text:style-name="P1"/>
      <text:p text:style-name="P3">3. Добавляем проект в репозиторий</text:p>
      <text:p text:style-name="P3">Переходим в директорию проекта</text:p>
      <text:p text:style-name="P3">git init</text:p>
      <text:p text:style-name="P3">git add .</text:p>
      <text:p text:style-name="P3">git commit -m ‘Add project to git’</text:p>
      <text:p text:style-name="P4">gut push origin</text:p>
      <text:p text:style-name="P4"/>
      <text:p text:style-name="P4">4. <text:s text:c="7"/>Добавляем pre-commit</text:p>
      <text:p text:style-name="P4">- устанавливаем пакет pre-commit в developer dependencies</text:p>
      <text:p text:style-name="P4">poetry add pre-commit -G dev</text:p>
      <text:p text:style-name="P7"/>
      <text:p text:style-name="P5"><text:span text:style-name="T2">- создаем файл create </text:span><text:span text:style-name="Source_20_Text"><text:span text:style-name="T2">.pre-commit-config.yaml</text:span></text:span></text:p>
      <text:p text:style-name="P6"><text:span text:style-name="Source_20_Text"><text:span text:style-name="T2">добавляет git-hooks в файл (которые нужны)</text:span></text:span></text:p>
      <text:p text:style-name="P6"><text:span text:style-name="Source_20_Text"><text:span text:style-name="T2">добавляем зависимости хуков в pyproject.toml</text:span></text:span></text:p>
      <text:p text:style-name="P7"/>
      <text:p text:style-name="P7">- инициализируем pre-commit</text:p>
      <text:p text:style-name="P4">pre-commit run -a</text:p>
      <text:p text:style-name="P4"/>
      <text:p text:style-name="P8">5. -Добавить CI пайплайн для запуска pre-commit для каждого комита в remote</text:p>
      <text:p text:style-name="P8"/>
      <text:p text:style-name="P8">- создать папку ./github/workflows</text:p>
      <text:p text:style-name="P8">- создать в папке файл pre-commit.yml</text:p>
      <text:p text:style-name="P8">- <text:span text:style-name="T3">добавить нужный action с github</text:span></text:p>
      <text:p text:style-name="P8">https://github.com/pre-commit/action/blob/main/.github/workflows/main.yml</text:p>
      <text:p text:style-name="P8"/>
      <text:p text:style-name="P10">6. Создаем проект dvc для управлением версиями датасета</text:p>
      <text:p text:style-name="P10">poetry add dvc</text:p>
      <text:p text:style-name="P10">dvc init</text:p>
      <text:p text:style-name="P12">- создаем папку MLOps_Dataset на google drive</text:p>
      <text:p text:style-name="P12">- открываем к папке общий доступ. Копируем ссылку к папке</text:p>
      <text:p text:style-name="P10"><text:s/><text:a xlink:type="simple" xlink:href="https://drive.google.com/drive/folders/1h6Qfa6trVTZJcSq-mcchjt2BOLVRAd4a?usp=sharing" text:style-name="Internet_20_link" text:visited-style-name="Visited_20_Internet_20_Link">https://drive.google.com/drive/folders/1h6Qfa6trVTZJcSq-mcchjt2BOLVRAd4a?usp=sharing</text:a></text:p>
      <text:p text:style-name="P13">-копируем датасет в папку data в проекте</text:p>
      <text:p text:style-name="P13">- добавляем папки под управление dvc</text:p>
      <text:p text:style-name="P13"><text:soft-page-break/>dvc add data/raw</text:p>
      <text:p text:style-name="P13">dvc add data/prepared</text:p>
      <text:p text:style-name="P9"><text:span text:style-name="Source_20_Text">- </text:span><text:span text:style-name="Source_20_Text"><text:span text:style-name="T4">подключаем gdrive</text:span></text:span></text:p>
      <text:p text:style-name="P9"><text:span text:style-name="Source_20_Text">dvc remote add </text:span><text:span text:style-name="Source_20_Text"><text:span text:style-name="T4">gdrive</text:span></text:span><text:span text:style-name="Source_20_Text"> gdrive://1h6Qfa6trVTZJcSq-mcchjt2BOLVRAd4a</text:span></text:p>
      <text:p text:style-name="P9"><text:span text:style-name="Source_20_Text">dvc remote default gdrive</text:span></text:p>
      <text:p text:style-name="P11"><text:span text:style-name="Source_20_Text">- </text:span><text:span text:style-name="Source_20_Text"><text:span text:style-name="T5">заливаем датасет gdrive (копия, можно восстановить из нее в любой момент)</text:span></text:span></text:p>
      <text:p text:style-name="P11"><text:span text:style-name="Source_20_Text"><text:span text:style-name="T5">dvc push</text:span></text:span></text:p>
      <text:p text:style-name="P10"/>
      <text:p text:style-name="P15">7. Создаем зависимости Hydra для управления гиперпараметрами обучения через config файл</text:p>
      <text:p text:style-name="P15">создаем папку conf. В ней файл config.yaml</text:p>
      <text:p text:style-name="P15">Добавляем декоратор (config_path – название папки. config_name – название файла yaml</text:p>
      <text:p text:style-name="P15">В main добавляем cfg. Теперь все гиперпараметры можем вызывать через cfg.[параметр]</text:p>
      <text:p text:style-name="P15">Добавляем строчку os.chdir(hydra.utils….) чтобы вернуть старую рабочую директорию (hydra ее меняет)</text:p>
      <text:p text:style-name="P16"><text:span text:style-name="T6">@hydra.main</text:span><text:span text:style-name="T7">(</text:span><text:span text:style-name="T8">config_path</text:span><text:span text:style-name="T7">=</text:span><text:span text:style-name="T9">"conf"</text:span><text:span text:style-name="T7">, </text:span><text:span text:style-name="T8">config_name</text:span><text:span text:style-name="T7">=</text:span><text:span text:style-name="T9">"config"</text:span><text:span text:style-name="T7">)</text:span><text:line-break/><text:span text:style-name="T10">def </text:span><text:span text:style-name="T11">main</text:span><text:span text:style-name="T7">(cfg) -&gt; </text:span><text:span text:style-name="T10">None</text:span><text:span text:style-name="T7">:</text:span><text:line-break/><text:span text:style-name="T7"> <text:s text:c="3"/></text:span><text:span text:style-name="T12"># Prepare the data</text:span><text:line-break/><text:span text:style-name="T12"> <text:s text:c="3"/></text:span><text:span text:style-name="T7">os.chdir(hydra.utils.get_original_cwd())</text:span></text:p>
      <text:p text:style-name="P15"/>
      <text:p text:style-name="P1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9:56:23.083834628</meta:creation-date>
    <dc:date>2023-12-05T01:13:42.083848332</dc:date>
    <meta:editing-duration>PT23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278" meta:character-count="2161" meta:non-whitespace-character-count="1918"/>
  </office:meta>
</office:document-meta>
</file>